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7.24cm" fo:margin-left="0cm"/>
    </style:style>
    <style:style style:name="Column3" style:family="table-column">
      <style:table-column-properties style:column-width="2.873cm"/>
    </style:style>
    <style:style style:name="Column4" style:family="table-column">
      <style:table-column-properties style:column-width="2.873cm"/>
    </style:style>
    <style:style style:name="Column5" style:family="table-column">
      <style:table-column-properties style:column-width="2.873cm"/>
    </style:style>
    <style:style style:name="Column6" style:family="table-column">
      <style:table-column-properties style:column-width="2.873cm"/>
    </style:style>
    <style:style style:name="Column7" style:family="table-column">
      <style:table-column-properties style:column-width="2.873cm"/>
    </style:style>
    <style:style style:name="Column8" style:family="table-column">
      <style:table-column-properties style:column-width="2.873cm"/>
    </style:style>
    <style:style style:name="Row4" style:family="table-row"/>
    <style:style style:name="Cell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7.24cm" fo:margin-left="0cm"/>
    </style:style>
    <style:style style:name="Column9" style:family="table-column">
      <style:table-column-properties style:column-width="2.873cm"/>
    </style:style>
    <style:style style:name="Column10" style:family="table-column">
      <style:table-column-properties style:column-width="2.873cm"/>
    </style:style>
    <style:style style:name="Column11" style:family="table-column">
      <style:table-column-properties style:column-width="2.873cm"/>
    </style:style>
    <style:style style:name="Column12" style:family="table-column">
      <style:table-column-properties style:column-width="2.873cm"/>
    </style:style>
    <style:style style:name="Column13" style:family="table-column">
      <style:table-column-properties style:column-width="2.873cm"/>
    </style:style>
    <style:style style:name="Column14" style:family="table-column">
      <style:table-column-properties style:column-width="2.873cm"/>
    </style:style>
    <style:style style:name="Row10" style:family="table-row"/>
    <style:style style:name="Cell4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10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15" style:family="table-column">
      <style:table-column-properties style:column-width="17.59cm"/>
    </style:style>
    <style:style style:name="Row18" style:family="table-row"/>
    <style:style style:name="Cell7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4cm" fo:margin-left="0cm"/>
    </style:style>
    <style:style style:name="Column16" style:family="table-column">
      <style:table-column-properties style:column-width="2.873cm"/>
    </style:style>
    <style:style style:name="Column17" style:family="table-column">
      <style:table-column-properties style:column-width="2.873cm"/>
    </style:style>
    <style:style style:name="Column18" style:family="table-column">
      <style:table-column-properties style:column-width="2.873cm"/>
    </style:style>
    <style:style style:name="Column19" style:family="table-column">
      <style:table-column-properties style:column-width="2.873cm"/>
    </style:style>
    <style:style style:name="Column20" style:family="table-column">
      <style:table-column-properties style:column-width="2.873cm"/>
    </style:style>
    <style:style style:name="Column21" style:family="table-column">
      <style:table-column-properties style:column-width="2.873cm"/>
    </style:style>
    <style:style style:name="Row20" style:family="table-row"/>
    <style:style style:name="Cell8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7.24cm" fo:margin-left="0cm"/>
    </style:style>
    <style:style style:name="Column22" style:family="table-column">
      <style:table-column-properties style:column-width="2.873cm"/>
    </style:style>
    <style:style style:name="Column23" style:family="table-column">
      <style:table-column-properties style:column-width="2.873cm"/>
    </style:style>
    <style:style style:name="Column24" style:family="table-column">
      <style:table-column-properties style:column-width="2.873cm"/>
    </style:style>
    <style:style style:name="Column25" style:family="table-column">
      <style:table-column-properties style:column-width="2.873cm"/>
    </style:style>
    <style:style style:name="Column26" style:family="table-column">
      <style:table-column-properties style:column-width="2.873cm"/>
    </style:style>
    <style:style style:name="Column27" style:family="table-column">
      <style:table-column-properties style:column-width="2.873cm"/>
    </style:style>
    <style:style style:name="Row26" style:family="table-row"/>
    <style:style style:name="Cell116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8" style:family="table-row"/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9" style:family="table-row"/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0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1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5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00%" style:writing-mode="lr-tb"/>
    </style:style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19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28" style:family="table-column">
      <style:table-column-properties style:column-width="17.59cm"/>
    </style:style>
    <style:style style:name="Row34" style:family="table-row"/>
    <style:style style:name="Cell15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4cm" fo:margin-left="0cm"/>
    </style:style>
    <style:style style:name="Column29" style:family="table-column">
      <style:table-column-properties style:column-width="2.873cm"/>
    </style:style>
    <style:style style:name="Column30" style:family="table-column">
      <style:table-column-properties style:column-width="2.873cm"/>
    </style:style>
    <style:style style:name="Column31" style:family="table-column">
      <style:table-column-properties style:column-width="2.873cm"/>
    </style:style>
    <style:style style:name="Column32" style:family="table-column">
      <style:table-column-properties style:column-width="2.873cm"/>
    </style:style>
    <style:style style:name="Column33" style:family="table-column">
      <style:table-column-properties style:column-width="2.873cm"/>
    </style:style>
    <style:style style:name="Column34" style:family="table-column">
      <style:table-column-properties style:column-width="2.873cm"/>
    </style:style>
    <style:style style:name="Row36" style:family="table-row"/>
    <style:style style:name="Cell156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9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able10" style:family="table">
      <style:table-properties table:align="left" style:width="17.237cm" fo:margin-left="0cm"/>
    </style:style>
    <style:style style:name="Column35" style:family="table-column">
      <style:table-column-properties style:column-width="17.237cm"/>
    </style:style>
    <style:style style:name="Row44" style:family="table-row"/>
    <style:style style:name="Cell19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6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7" style:family="table-row"/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8" style:family="table-row"/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9" style:family="table-row"/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break-before="auto" fo:line-height="100%" style:writing-mode="lr-tb"/>
    </style:style>
    <style:style style:name="P24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24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1" style:family="table">
      <style:table-properties table:align="left" style:width="17.59cm" fo:margin-left="0cm"/>
    </style:style>
    <style:style style:name="Column36" style:family="table-column">
      <style:table-column-properties style:column-width="17.59cm"/>
    </style:style>
    <style:style style:name="Row50" style:family="table-row"/>
    <style:style style:name="Cell20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7.24cm" fo:margin-left="0cm"/>
    </style:style>
    <style:style style:name="Column37" style:family="table-column">
      <style:table-column-properties style:column-width="2.873cm"/>
    </style:style>
    <style:style style:name="Column38" style:family="table-column">
      <style:table-column-properties style:column-width="2.873cm"/>
    </style:style>
    <style:style style:name="Column39" style:family="table-column">
      <style:table-column-properties style:column-width="2.873cm"/>
    </style:style>
    <style:style style:name="Column40" style:family="table-column">
      <style:table-column-properties style:column-width="2.873cm"/>
    </style:style>
    <style:style style:name="Column41" style:family="table-column">
      <style:table-column-properties style:column-width="2.873cm"/>
    </style:style>
    <style:style style:name="Column42" style:family="table-column">
      <style:table-column-properties style:column-width="2.873cm"/>
    </style:style>
    <style:style style:name="Row52" style:family="table-row"/>
    <style:style style:name="Cell202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3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3" style:family="table">
      <style:table-properties table:align="left" style:width="17.237cm" fo:margin-left="0cm"/>
    </style:style>
    <style:style style:name="Column43" style:family="table-column">
      <style:table-column-properties style:column-width="17.237cm"/>
    </style:style>
    <style:style style:name="Row60" style:family="table-row"/>
    <style:style style:name="Cell24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2" style:family="table-row"/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3" style:family="table-row"/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4" style:family="table-row"/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5" style:family="table-row"/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break-before="auto" fo:line-height="100%" style:writing-mode="lr-tb"/>
    </style:style>
    <style:style style:name="P306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Advanced</text:span></text:p>
      <text:p text:style-name="P4"/>
      <text:p text:style-name="P5"><text:span text:style-name="T5_1">Quiz</text:span><text:span text:style-name="T5_2"><text:s/>3:<text:s/></text:span><text:span text:style-name="T5_3">Introduction</text:span><text:span text:style-name="T5_4"><text:s/></text:span><text:span text:style-name="T5_5">to</text:span><text:span text:style-name="T5_6"><text:s/></text:span><text:span text:style-name="T5_7">Data</text:span><text:span text:style-name="T5_8"><text:s/></text:span><text:span text:style-name="T5_9">Structure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third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Advanced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The</text:span><text:span text:style-name="T15_2"><text:s/></text:span><text:span text:style-name="T15_3">visual</text:span><text:span text:style-name="T15_4"><text:s/></text:span><text:span text:style-name="T15_5">model</text:span><text:span text:style-name="T15_6"><text:s/></text:span><text:span text:style-name="T15_7">below</text:span><text:span text:style-name="T15_8"><text:s/></text:span><text:span text:style-name="T15_9">adds</text:span><text:span text:style-name="T15_10"><text:s/></text:span><text:span text:style-name="T15_11">and</text:span><text:span text:style-name="T15_12"><text:s/></text:span><text:span text:style-name="T15_13">removes</text:span><text:span text:style-name="T15_14"><text:s/></text:span><text:span text:style-name="T15_15">things</text:span><text:span text:style-name="T15_16"><text:s/></text:span><text:span text:style-name="T15_17">from</text:span><text:span text:style-name="T15_18"><text:s/></text:span><text:span text:style-name="T15_19">a</text:span><text:span text:style-name="T15_20"><text:s/></text:span><text:span text:style-name="T15_21">list</text:span><text:span text:style-name="T15_22">.<text:line-break/><text:line-break/></text:span><text:span text:style-name="T15_23">Based</text:span><text:span text:style-name="T15_24"><text:s/></text:span><text:span text:style-name="T15_25">on</text:span><text:span text:style-name="T15_26"><text:s/></text:span><text:span text:style-name="T15_27">the</text:span><text:span text:style-name="T15_28"><text:s/></text:span><text:span text:style-name="T15_29">pattern</text:span><text:span text:style-name="T15_30"><text:s/></text:span><text:span text:style-name="T15_31">of</text:span><text:span text:style-name="T15_32"><text:s/></text:span><text:span text:style-name="T15_33">adding</text:span><text:span text:style-name="T15_34"><text:s/></text:span><text:span text:style-name="T15_35">and</text:span><text:span text:style-name="T15_36"><text:s/></text:span><text:span text:style-name="T15_37">removing</text:span><text:span text:style-name="T15_38"><text:s/></text:span><text:span text:style-name="T15_39">things</text:span><text:span text:style-name="T15_40"><text:s/></text:span><text:span text:style-name="T15_41">does</text:span><text:span text:style-name="T15_42"><text:s/></text:span><text:span text:style-name="T15_43">this</text:span><text:span text:style-name="T15_44"><text:s/></text:span><text:span text:style-name="T15_45">simulate</text:span><text:span text:style-name="T15_46"><text:s/></text:span><text:span text:style-name="T15_47">a</text:span><text:span text:style-name="T15_48"><text:s/></text:span><text:span text:style-name="T15_49">queue</text:span><text:span text:style-name="T15_50"><text:s/></text:span><text:span text:style-name="T15_51">or</text:span><text:span text:style-name="T15_52"><text:s/></text:span><text:span text:style-name="T15_53">a</text:span><text:span text:style-name="T15_54"><text:s/></text:span><text:span text:style-name="T15_55">stack</text:span><text:span text:style-name="T15_56">?<text:line-break/></text:span></text:p>
            <text:p text:style-name="P16"><text:span text:style-name="T16_1">Adding</text:span><text:span text:style-name="T16_2"><text:s/></text:span><text:span text:style-name="T16_3">things</text:span></text:p>
            <table:table table:style-name="Table3">
              <table:table-column table:style-name="Column3"/>
              <table:table-column table:style-name="Column4"/>
              <table:table-column table:style-name="Column5"/>
              <table:table-column table:style-name="Column6"/>
              <table:table-column table:style-name="Column7"/>
              <table:table-column table:style-name="Column8"/>
              <table:table-row table:style-name="Row4">
                <table:table-cell table:style-name="Cell4">
                  <text:p text:style-name="P17"><text:span text:style-name="T17_1">Initially</text:span></text:p>
                </table:table-cell>
                <table:table-cell table:style-name="Cell5">
                  <text:p text:style-name="P18"><text:span text:style-name="T18_1">Add</text:span><text:span text:style-name="T18_2"><text:s/></text:span><text:span text:style-name="T18_3">Thing</text:span></text:p>
                </table:table-cell>
                <table:table-cell table:style-name="Cell6">
                  <text:p text:style-name="P19"><text:span text:style-name="T19_1">Add</text:span><text:span text:style-name="T19_2"><text:s/></text:span><text:span text:style-name="T19_3">Thing</text:span></text:p>
                </table:table-cell>
                <table:table-cell table:style-name="Cell7">
                  <text:p text:style-name="P20"><text:span text:style-name="T20_1">Add</text:span><text:span text:style-name="T20_2"><text:s/></text:span><text:span text:style-name="T20_3">Thing</text:span></text:p>
                </table:table-cell>
                <table:table-cell table:style-name="Cell8">
                  <text:p text:style-name="P21"><text:span text:style-name="T21_1">Add</text:span><text:span text:style-name="T21_2"><text:s/></text:span><text:span text:style-name="T21_3">Thing</text:span></text:p>
                </table:table-cell>
                <table:table-cell table:style-name="Cell9">
                  <text:p text:style-name="P22"><text:span text:style-name="T22_1">Add</text:span><text:span text:style-name="T22_2"><text:s/></text:span><text:span text:style-name="T22_3">Thing</text:span></text:p>
                </table:table-cell>
              </table:table-row>
              <table:table-row table:style-name="Row5">
                <table:table-cell table:style-name="Cell10">
                  <text:p text:style-name="P23"/>
                </table:table-cell>
                <table:table-cell table:style-name="Cell11">
                  <text:p text:style-name="P24"><text:span text:style-name="T24_1">Thing</text:span><text:span text:style-name="T24_2">1</text:span></text:p>
                </table:table-cell>
                <table:table-cell table:style-name="Cell12">
                  <text:p text:style-name="P25"><text:span text:style-name="T25_1">Thing</text:span><text:span text:style-name="T25_2">1</text:span></text:p>
                </table:table-cell>
                <table:table-cell table:style-name="Cell13">
                  <text:p text:style-name="P26"><text:span text:style-name="T26_1">Thing</text:span><text:span text:style-name="T26_2">1</text:span></text:p>
                </table:table-cell>
                <table:table-cell table:style-name="Cell14">
                  <text:p text:style-name="P27"><text:span text:style-name="T27_1">Thing</text:span><text:span text:style-name="T27_2">1</text:span></text:p>
                </table:table-cell>
                <table:table-cell table:style-name="Cell15">
                  <text:p text:style-name="P28"><text:span text:style-name="T28_1">Thing</text:span><text:span text:style-name="T28_2">1</text:span></text:p>
                </table:table-cell>
              </table:table-row>
              <table:table-row table:style-name="Row6">
                <table:table-cell table:style-name="Cell16">
                  <text:p text:style-name="P29"/>
                </table:table-cell>
                <table:table-cell table:style-name="Cell17">
                  <text:p text:style-name="P30"/>
                </table:table-cell>
                <table:table-cell table:style-name="Cell18">
                  <text:p text:style-name="P31"><text:span text:style-name="T31_1">Thing</text:span><text:span text:style-name="T31_2">2</text:span></text:p>
                </table:table-cell>
                <table:table-cell table:style-name="Cell19">
                  <text:p text:style-name="P32"><text:span text:style-name="T32_1">Thing</text:span><text:span text:style-name="T32_2">2</text:span></text:p>
                </table:table-cell>
                <table:table-cell table:style-name="Cell20">
                  <text:p text:style-name="P33"><text:span text:style-name="T33_1">Thing</text:span><text:span text:style-name="T33_2">2</text:span></text:p>
                </table:table-cell>
                <table:table-cell table:style-name="Cell21">
                  <text:p text:style-name="P34"><text:span text:style-name="T34_1">Thing</text:span><text:span text:style-name="T34_2">2</text:span></text:p>
                </table:table-cell>
              </table:table-row>
              <table:table-row table:style-name="Row7">
                <table:table-cell table:style-name="Cell22">
                  <text:p text:style-name="P35"/>
                </table:table-cell>
                <table:table-cell table:style-name="Cell23">
                  <text:p text:style-name="P36"/>
                </table:table-cell>
                <table:table-cell table:style-name="Cell24">
                  <text:p text:style-name="P37"/>
                </table:table-cell>
                <table:table-cell table:style-name="Cell25">
                  <text:p text:style-name="P38"><text:span text:style-name="T38_1">Thing</text:span><text:span text:style-name="T38_2">3</text:span></text:p>
                </table:table-cell>
                <table:table-cell table:style-name="Cell26">
                  <text:p text:style-name="P39"><text:span text:style-name="T39_1">Thing</text:span><text:span text:style-name="T39_2">3</text:span></text:p>
                </table:table-cell>
                <table:table-cell table:style-name="Cell27">
                  <text:p text:style-name="P40"><text:span text:style-name="T40_1">Thing</text:span><text:span text:style-name="T40_2">3</text:span></text:p>
                </table:table-cell>
              </table:table-row>
              <table:table-row table:style-name="Row8">
                <table:table-cell table:style-name="Cell28">
                  <text:p text:style-name="P41"/>
                </table:table-cell>
                <table:table-cell table:style-name="Cell29">
                  <text:p text:style-name="P42"/>
                </table:table-cell>
                <table:table-cell table:style-name="Cell30">
                  <text:p text:style-name="P43"/>
                </table:table-cell>
                <table:table-cell table:style-name="Cell31">
                  <text:p text:style-name="P44"/>
                </table:table-cell>
                <table:table-cell table:style-name="Cell32">
                  <text:p text:style-name="P45"><text:span text:style-name="T45_1">Thing</text:span><text:span text:style-name="T45_2">4</text:span></text:p>
                </table:table-cell>
                <table:table-cell table:style-name="Cell33">
                  <text:p text:style-name="P46"><text:span text:style-name="T46_1">Thing</text:span><text:span text:style-name="T46_2">4</text:span></text:p>
                </table:table-cell>
              </table:table-row>
              <table:table-row table:style-name="Row9">
                <table:table-cell table:style-name="Cell34">
                  <text:p text:style-name="P47"/>
                </table:table-cell>
                <table:table-cell table:style-name="Cell35">
                  <text:p text:style-name="P48"/>
                </table:table-cell>
                <table:table-cell table:style-name="Cell36">
                  <text:p text:style-name="P49"/>
                </table:table-cell>
                <table:table-cell table:style-name="Cell37">
                  <text:p text:style-name="P50"/>
                </table:table-cell>
                <table:table-cell table:style-name="Cell38">
                  <text:p text:style-name="P51"/>
                </table:table-cell>
                <table:table-cell table:style-name="Cell39">
                  <text:p text:style-name="P52"><text:span text:style-name="T52_1">Thing</text:span><text:span text:style-name="T52_2">5</text:span></text:p>
                </table:table-cell>
              </table:table-row>
            </table:table>
            <text:p text:style-name="P53"/>
            <text:p text:style-name="P54"><text:span text:style-name="T54_1">Removing</text:span><text:span text:style-name="T54_2"><text:s/></text:span><text:span text:style-name="T54_3">things</text:span></text:p>
            <table:table table:style-name="Table4">
              <table:table-column table:style-name="Column9"/>
              <table:table-column table:style-name="Column10"/>
              <table:table-column table:style-name="Column11"/>
              <table:table-column table:style-name="Column12"/>
              <table:table-column table:style-name="Column13"/>
              <table:table-column table:style-name="Column14"/>
              <table:table-row table:style-name="Row10">
                <table:table-cell table:style-name="Cell40">
                  <text:p text:style-name="P55"><text:span text:style-name="T55_1">Initially</text:span></text:p>
                </table:table-cell>
                <table:table-cell table:style-name="Cell41">
                  <text:p text:style-name="P56"><text:span text:style-name="T56_1">Remove</text:span><text:span text:style-name="T56_2"><text:s/></text:span><text:span text:style-name="T56_3">Thing</text:span></text:p>
                </table:table-cell>
                <table:table-cell table:style-name="Cell42">
                  <text:p text:style-name="P57"><text:span text:style-name="T57_1">Remove</text:span><text:span text:style-name="T57_2"><text:s/></text:span><text:span text:style-name="T57_3">Thing</text:span></text:p>
                </table:table-cell>
                <table:table-cell table:style-name="Cell43">
                  <text:p text:style-name="P58"><text:span text:style-name="T58_1">Remove</text:span><text:span text:style-name="T58_2"><text:s/></text:span><text:span text:style-name="T58_3">Thing</text:span></text:p>
                </table:table-cell>
                <table:table-cell table:style-name="Cell44">
                  <text:p text:style-name="P59"><text:span text:style-name="T59_1">Remove</text:span><text:span text:style-name="T59_2"><text:s/></text:span><text:span text:style-name="T59_3">Thing</text:span></text:p>
                </table:table-cell>
                <table:table-cell table:style-name="Cell45">
                  <text:p text:style-name="P60"><text:span text:style-name="T60_1">Remove</text:span><text:span text:style-name="T60_2"><text:s/></text:span><text:span text:style-name="T60_3">Thing</text:span></text:p>
                </table:table-cell>
              </table:table-row>
              <table:table-row table:style-name="Row11">
                <table:table-cell table:style-name="Cell46">
                  <text:p text:style-name="P61"><text:span text:style-name="T61_1">Thing</text:span><text:span text:style-name="T61_2">1</text:span></text:p>
                </table:table-cell>
                <table:table-cell table:style-name="Cell47">
                  <text:p text:style-name="P62"><text:span text:style-name="T62_1">Thing</text:span><text:span text:style-name="T62_2">1</text:span></text:p>
                </table:table-cell>
                <table:table-cell table:style-name="Cell48">
                  <text:p text:style-name="P63"><text:span text:style-name="T63_1">Thing</text:span><text:span text:style-name="T63_2">1</text:span></text:p>
                </table:table-cell>
                <table:table-cell table:style-name="Cell49">
                  <text:p text:style-name="P64"><text:span text:style-name="T64_1">Thing</text:span><text:span text:style-name="T64_2">1</text:span></text:p>
                </table:table-cell>
                <table:table-cell table:style-name="Cell50">
                  <text:p text:style-name="P65"><text:span text:style-name="T65_1">Thing</text:span><text:span text:style-name="T65_2">1</text:span></text:p>
                </table:table-cell>
                <table:table-cell table:style-name="Cell51">
                  <text:p text:style-name="P66"/>
                </table:table-cell>
              </table:table-row>
              <table:table-row table:style-name="Row12">
                <table:table-cell table:style-name="Cell52">
                  <text:p text:style-name="P67"><text:span text:style-name="T67_1">Thing</text:span><text:span text:style-name="T67_2">2</text:span></text:p>
                </table:table-cell>
                <table:table-cell table:style-name="Cell53">
                  <text:p text:style-name="P68"><text:span text:style-name="T68_1">Thing</text:span><text:span text:style-name="T68_2">2</text:span></text:p>
                </table:table-cell>
                <table:table-cell table:style-name="Cell54">
                  <text:p text:style-name="P69"><text:span text:style-name="T69_1">Thing</text:span><text:span text:style-name="T69_2">2</text:span></text:p>
                </table:table-cell>
                <table:table-cell table:style-name="Cell55">
                  <text:p text:style-name="P70"><text:span text:style-name="T70_1">Thing</text:span><text:span text:style-name="T70_2">2</text:span></text:p>
                </table:table-cell>
                <table:table-cell table:style-name="Cell56">
                  <text:p text:style-name="P71"/>
                </table:table-cell>
                <table:table-cell table:style-name="Cell57">
                  <text:p text:style-name="P72"/>
                </table:table-cell>
              </table:table-row>
              <table:table-row table:style-name="Row13">
                <table:table-cell table:style-name="Cell58">
                  <text:p text:style-name="P73"><text:span text:style-name="T73_1">Thing</text:span><text:span text:style-name="T73_2">3</text:span></text:p>
                </table:table-cell>
                <table:table-cell table:style-name="Cell59">
                  <text:p text:style-name="P74"><text:span text:style-name="T74_1">Thing</text:span><text:span text:style-name="T74_2">3</text:span></text:p>
                </table:table-cell>
                <table:table-cell table:style-name="Cell60">
                  <text:p text:style-name="P75"><text:span text:style-name="T75_1">Thing</text:span><text:span text:style-name="T75_2">3</text:span></text:p>
                </table:table-cell>
                <table:table-cell table:style-name="Cell61">
                  <text:p text:style-name="P76"/>
                </table:table-cell>
                <table:table-cell table:style-name="Cell62">
                  <text:p text:style-name="P77"/>
                </table:table-cell>
                <table:table-cell table:style-name="Cell63">
                  <text:p text:style-name="P78"/>
                </table:table-cell>
              </table:table-row>
              <table:table-row table:style-name="Row14">
                <table:table-cell table:style-name="Cell64">
                  <text:p text:style-name="P79"><text:span text:style-name="T79_1">Thing</text:span><text:span text:style-name="T79_2">4</text:span></text:p>
                </table:table-cell>
                <table:table-cell table:style-name="Cell65">
                  <text:p text:style-name="P80"><text:span text:style-name="T80_1">Thing</text:span><text:span text:style-name="T80_2">4</text:span></text:p>
                </table:table-cell>
                <table:table-cell table:style-name="Cell66">
                  <text:p text:style-name="P81"/>
                </table:table-cell>
                <table:table-cell table:style-name="Cell67">
                  <text:p text:style-name="P82"/>
                </table:table-cell>
                <table:table-cell table:style-name="Cell68">
                  <text:p text:style-name="P83"/>
                </table:table-cell>
                <table:table-cell table:style-name="Cell69">
                  <text:p text:style-name="P84"/>
                </table:table-cell>
              </table:table-row>
              <table:table-row table:style-name="Row15">
                <table:table-cell table:style-name="Cell70">
                  <text:p text:style-name="P85"><text:span text:style-name="T85_1">Thing</text:span><text:span text:style-name="T85_2">5</text:span></text:p>
                </table:table-cell>
                <table:table-cell table:style-name="Cell71">
                  <text:p text:style-name="P86"/>
                </table:table-cell>
                <table:table-cell table:style-name="Cell72">
                  <text:p text:style-name="P87"/>
                </table:table-cell>
                <table:table-cell table:style-name="Cell73">
                  <text:p text:style-name="P88"/>
                </table:table-cell>
                <table:table-cell table:style-name="Cell74">
                  <text:p text:style-name="P89"/>
                </table:table-cell>
                <table:table-cell table:style-name="Cell75">
                  <text:p text:style-name="P90"/>
                </table:table-cell>
              </table:table-row>
            </table:table>
            <text:p text:style-name="P91"/>
            <text:p text:style-name="P92"/>
            <text:p text:style-name="P93"><text:span text:style-name="T93_1">Write</text:span><text:span text:style-name="T93_2"><text:s/></text:span><text:span text:style-name="T93_3">your</text:span><text:span text:style-name="T93_4"><text:s/></text:span><text:span text:style-name="T93_5">answer</text:span><text:span text:style-name="T93_6"><text:s/></text:span><text:span text:style-name="T93_7">in</text:span><text:span text:style-name="T93_8"><text:s/></text:span><text:span text:style-name="T93_9">the</text:span><text:span text:style-name="T93_10"><text:s/></text:span><text:span text:style-name="T93_11">Answer</text:span><text:span text:style-name="T93_12"><text:s/></text:span><text:span text:style-name="T93_13">Box</text:span><text:span text:style-name="T93_14"><text:s/></text:span><text:span text:style-name="T93_15">below</text:span></text:p>
          </table:table-cell>
        </table:table-row>
        <table:table-row table:style-name="Row16">
          <table:table-cell table:style-name="Cell76">
            <text:p text:style-name="P94"><text:span text:style-name="T94_1">Answer</text:span></text:p>
          </table:table-cell>
        </table:table-row>
        <table:table-row table:style-name="Row17">
          <table:table-cell table:style-name="Cell77">
            <text:p text:style-name="P95"/>
            <text:p text:style-name="P96"/>
            <text:p text:style-name="P97"/>
          </table:table-cell>
        </table:table-row>
      </table:table>
      <text:p text:style-name="P98"/>
      <text:p text:style-name="P99"/>
      <text:p text:style-name="P100"/>
      <table:table table:style-name="Table5">
        <table:table-column table:style-name="Column15"/>
        <table:table-row table:style-name="Row18">
          <table:table-cell table:style-name="Cell78">
            <text:p text:style-name="P101"><text:span text:style-name="T101_1">Question</text:span><text:span text:style-name="T101_2"><text:s/>2</text:span></text:p>
          </table:table-cell>
        </table:table-row>
        <table:table-row table:style-name="Row19">
          <table:table-cell table:style-name="Cell79">
            <text:p text:style-name="P102"/>
            <text:p text:style-name="P103"><text:span text:style-name="T103_1">The</text:span><text:span text:style-name="T103_2"><text:s/></text:span><text:span text:style-name="T103_3">visual</text:span><text:span text:style-name="T103_4"><text:s/></text:span><text:span text:style-name="T103_5">model</text:span><text:span text:style-name="T103_6"><text:s/></text:span><text:span text:style-name="T103_7">below</text:span><text:span text:style-name="T103_8"><text:s/></text:span><text:span text:style-name="T103_9">adds</text:span><text:span text:style-name="T103_10"><text:s/></text:span><text:span text:style-name="T103_11">and</text:span><text:span text:style-name="T103_12"><text:s/></text:span><text:span text:style-name="T103_13">removes</text:span><text:span text:style-name="T103_14"><text:s/></text:span><text:span text:style-name="T103_15">things</text:span><text:span text:style-name="T103_16"><text:s/></text:span><text:span text:style-name="T103_17">from</text:span><text:span text:style-name="T103_18"><text:s/></text:span><text:span text:style-name="T103_19">a</text:span><text:span text:style-name="T103_20"><text:s/></text:span><text:span text:style-name="T103_21">list</text:span><text:span text:style-name="T103_22">.<text:line-break/><text:line-break/></text:span><text:span text:style-name="T103_23">Based</text:span><text:span text:style-name="T103_24"><text:s/></text:span><text:span text:style-name="T103_25">on</text:span><text:span text:style-name="T103_26"><text:s/></text:span><text:span text:style-name="T103_27">the</text:span><text:span text:style-name="T103_28"><text:s/></text:span><text:span text:style-name="T103_29">pattern</text:span><text:span text:style-name="T103_30"><text:s/></text:span><text:span text:style-name="T103_31">of</text:span><text:span text:style-name="T103_32"><text:s/></text:span><text:span text:style-name="T103_33">adding</text:span><text:span text:style-name="T103_34"><text:s/></text:span><text:span text:style-name="T103_35">and</text:span><text:span text:style-name="T103_36"><text:s/></text:span><text:span text:style-name="T103_37">removing</text:span><text:span text:style-name="T103_38"><text:s/></text:span><text:span text:style-name="T103_39">things</text:span><text:span text:style-name="T103_40"><text:s/></text:span><text:span text:style-name="T103_41">does</text:span><text:span text:style-name="T103_42"><text:s/></text:span><text:span text:style-name="T103_43">this</text:span><text:span text:style-name="T103_44"><text:s/></text:span><text:span text:style-name="T103_45">simulate</text:span><text:span text:style-name="T103_46"><text:s/></text:span><text:span text:style-name="T103_47">a</text:span><text:span text:style-name="T103_48"><text:s/></text:span><text:span text:style-name="T103_49">queue</text:span><text:span text:style-name="T103_50"><text:s/></text:span><text:span text:style-name="T103_51">or</text:span><text:span text:style-name="T103_52"><text:s/></text:span><text:span text:style-name="T103_53">a</text:span><text:span text:style-name="T103_54"><text:s/></text:span><text:span text:style-name="T103_55">stack</text:span><text:span text:style-name="T103_56">?<text:line-break/></text:span></text:p>
            <text:p text:style-name="P104"><text:span text:style-name="T104_1">Adding</text:span><text:span text:style-name="T104_2"><text:s/></text:span><text:span text:style-name="T104_3">things</text:span></text:p>
            <table:table table:style-name="Table6">
              <table:table-column table:style-name="Column16"/>
              <table:table-column table:style-name="Column17"/>
              <table:table-column table:style-name="Column18"/>
              <table:table-column table:style-name="Column19"/>
              <table:table-column table:style-name="Column20"/>
              <table:table-column table:style-name="Column21"/>
              <table:table-row table:style-name="Row20">
                <table:table-cell table:style-name="Cell80">
                  <text:p text:style-name="P105"><text:span text:style-name="T105_1">Initially</text:span></text:p>
                </table:table-cell>
                <table:table-cell table:style-name="Cell81">
                  <text:p text:style-name="P106"><text:span text:style-name="T106_1">Add</text:span><text:span text:style-name="T106_2"><text:s/></text:span><text:span text:style-name="T106_3">Thing</text:span></text:p>
                </table:table-cell>
                <table:table-cell table:style-name="Cell82">
                  <text:p text:style-name="P107"><text:span text:style-name="T107_1">Add</text:span><text:span text:style-name="T107_2"><text:s/></text:span><text:span text:style-name="T107_3">Thing</text:span></text:p>
                </table:table-cell>
                <table:table-cell table:style-name="Cell83">
                  <text:p text:style-name="P108"><text:span text:style-name="T108_1">Add</text:span><text:span text:style-name="T108_2"><text:s/></text:span><text:span text:style-name="T108_3">Thing</text:span></text:p>
                </table:table-cell>
                <table:table-cell table:style-name="Cell84">
                  <text:p text:style-name="P109"><text:span text:style-name="T109_1">Add</text:span><text:span text:style-name="T109_2"><text:s/></text:span><text:span text:style-name="T109_3">Thing</text:span></text:p>
                </table:table-cell>
                <table:table-cell table:style-name="Cell85">
                  <text:p text:style-name="P110"><text:span text:style-name="T110_1">Add</text:span><text:span text:style-name="T110_2"><text:s/></text:span><text:span text:style-name="T110_3">Thing</text:span></text:p>
                </table:table-cell>
              </table:table-row>
              <table:table-row table:style-name="Row21">
                <table:table-cell table:style-name="Cell86">
                  <text:p text:style-name="P111"/>
                </table:table-cell>
                <table:table-cell table:style-name="Cell87">
                  <text:p text:style-name="P112"><text:span text:style-name="T112_1">Thing</text:span><text:span text:style-name="T112_2">1</text:span></text:p>
                </table:table-cell>
                <table:table-cell table:style-name="Cell88">
                  <text:p text:style-name="P113"><text:span text:style-name="T113_1">Thing</text:span><text:span text:style-name="T113_2">1</text:span></text:p>
                </table:table-cell>
                <table:table-cell table:style-name="Cell89">
                  <text:p text:style-name="P114"><text:span text:style-name="T114_1">Thing</text:span><text:span text:style-name="T114_2">1</text:span></text:p>
                </table:table-cell>
                <table:table-cell table:style-name="Cell90">
                  <text:p text:style-name="P115"><text:span text:style-name="T115_1">Thing</text:span><text:span text:style-name="T115_2">1</text:span></text:p>
                </table:table-cell>
                <table:table-cell table:style-name="Cell91">
                  <text:p text:style-name="P116"><text:span text:style-name="T116_1">Thing</text:span><text:span text:style-name="T116_2">1</text:span></text:p>
                </table:table-cell>
              </table:table-row>
              <table:table-row table:style-name="Row22">
                <table:table-cell table:style-name="Cell92">
                  <text:p text:style-name="P117"/>
                </table:table-cell>
                <table:table-cell table:style-name="Cell93">
                  <text:p text:style-name="P118"/>
                </table:table-cell>
                <table:table-cell table:style-name="Cell94">
                  <text:p text:style-name="P119"><text:span text:style-name="T119_1">Thing</text:span><text:span text:style-name="T119_2">2</text:span></text:p>
                </table:table-cell>
                <table:table-cell table:style-name="Cell95">
                  <text:p text:style-name="P120"><text:span text:style-name="T120_1">Thing</text:span><text:span text:style-name="T120_2">2</text:span></text:p>
                </table:table-cell>
                <table:table-cell table:style-name="Cell96">
                  <text:p text:style-name="P121"><text:span text:style-name="T121_1">Thing</text:span><text:span text:style-name="T121_2">2</text:span></text:p>
                </table:table-cell>
                <table:table-cell table:style-name="Cell97">
                  <text:p text:style-name="P122"><text:span text:style-name="T122_1">Thing</text:span><text:span text:style-name="T122_2">2</text:span></text:p>
                </table:table-cell>
              </table:table-row>
              <table:table-row table:style-name="Row23">
                <table:table-cell table:style-name="Cell98">
                  <text:p text:style-name="P123"/>
                </table:table-cell>
                <table:table-cell table:style-name="Cell99">
                  <text:p text:style-name="P124"/>
                </table:table-cell>
                <table:table-cell table:style-name="Cell100">
                  <text:p text:style-name="P125"/>
                </table:table-cell>
                <table:table-cell table:style-name="Cell101">
                  <text:p text:style-name="P126"><text:span text:style-name="T126_1">Thing</text:span><text:span text:style-name="T126_2">3</text:span></text:p>
                </table:table-cell>
                <table:table-cell table:style-name="Cell102">
                  <text:p text:style-name="P127"><text:span text:style-name="T127_1">Thing</text:span><text:span text:style-name="T127_2">3</text:span></text:p>
                </table:table-cell>
                <table:table-cell table:style-name="Cell103">
                  <text:p text:style-name="P128"><text:span text:style-name="T128_1">Thing</text:span><text:span text:style-name="T128_2">3</text:span></text:p>
                </table:table-cell>
              </table:table-row>
              <table:table-row table:style-name="Row24">
                <table:table-cell table:style-name="Cell104">
                  <text:p text:style-name="P129"/>
                </table:table-cell>
                <table:table-cell table:style-name="Cell105">
                  <text:p text:style-name="P130"/>
                </table:table-cell>
                <table:table-cell table:style-name="Cell106">
                  <text:p text:style-name="P131"/>
                </table:table-cell>
                <table:table-cell table:style-name="Cell107">
                  <text:p text:style-name="P132"/>
                </table:table-cell>
                <table:table-cell table:style-name="Cell108">
                  <text:p text:style-name="P133"><text:span text:style-name="T133_1">Thing</text:span><text:span text:style-name="T133_2">4</text:span></text:p>
                </table:table-cell>
                <table:table-cell table:style-name="Cell109">
                  <text:p text:style-name="P134"><text:span text:style-name="T134_1">Thing</text:span><text:span text:style-name="T134_2">4</text:span></text:p>
                </table:table-cell>
              </table:table-row>
              <table:table-row table:style-name="Row25">
                <table:table-cell table:style-name="Cell110">
                  <text:p text:style-name="P135"/>
                </table:table-cell>
                <table:table-cell table:style-name="Cell111">
                  <text:p text:style-name="P136"/>
                </table:table-cell>
                <table:table-cell table:style-name="Cell112">
                  <text:p text:style-name="P137"/>
                </table:table-cell>
                <table:table-cell table:style-name="Cell113">
                  <text:p text:style-name="P138"/>
                </table:table-cell>
                <table:table-cell table:style-name="Cell114">
                  <text:p text:style-name="P139"/>
                </table:table-cell>
                <table:table-cell table:style-name="Cell115">
                  <text:p text:style-name="P140"><text:span text:style-name="T140_1">Thing</text:span><text:span text:style-name="T140_2">5</text:span></text:p>
                </table:table-cell>
              </table:table-row>
            </table:table>
            <text:p text:style-name="P141"/>
            <text:p text:style-name="P142"><text:span text:style-name="T142_1">Removing</text:span><text:span text:style-name="T142_2"><text:s/></text:span><text:span text:style-name="T142_3">things</text:span></text:p>
            <table:table table:style-name="Table7">
              <table:table-column table:style-name="Column22"/>
              <table:table-column table:style-name="Column23"/>
              <table:table-column table:style-name="Column24"/>
              <table:table-column table:style-name="Column25"/>
              <table:table-column table:style-name="Column26"/>
              <table:table-column table:style-name="Column27"/>
              <table:table-row table:style-name="Row26">
                <table:table-cell table:style-name="Cell116">
                  <text:p text:style-name="P143"><text:span text:style-name="T143_1">Initially</text:span></text:p>
                </table:table-cell>
                <table:table-cell table:style-name="Cell117">
                  <text:p text:style-name="P144"><text:span text:style-name="T144_1">Remove</text:span><text:span text:style-name="T144_2"><text:s/></text:span><text:span text:style-name="T144_3">Thing</text:span></text:p>
                </table:table-cell>
                <table:table-cell table:style-name="Cell118">
                  <text:p text:style-name="P145"><text:span text:style-name="T145_1">Remove</text:span><text:span text:style-name="T145_2"><text:s/></text:span><text:span text:style-name="T145_3">Thing</text:span></text:p>
                </table:table-cell>
                <table:table-cell table:style-name="Cell119">
                  <text:p text:style-name="P146"><text:span text:style-name="T146_1">Remove</text:span><text:span text:style-name="T146_2"><text:s/></text:span><text:span text:style-name="T146_3">Thing</text:span></text:p>
                </table:table-cell>
                <table:table-cell table:style-name="Cell120">
                  <text:p text:style-name="P147"><text:span text:style-name="T147_1">Remove</text:span><text:span text:style-name="T147_2"><text:s/></text:span><text:span text:style-name="T147_3">Thing</text:span></text:p>
                </table:table-cell>
                <table:table-cell table:style-name="Cell121">
                  <text:p text:style-name="P148"><text:span text:style-name="T148_1">Remove</text:span><text:span text:style-name="T148_2"><text:s/></text:span><text:span text:style-name="T148_3">Thing</text:span></text:p>
                </table:table-cell>
              </table:table-row>
              <table:table-row table:style-name="Row27">
                <table:table-cell table:style-name="Cell122">
                  <text:p text:style-name="P149"><text:span text:style-name="T149_1">Thing</text:span><text:span text:style-name="T149_2">1</text:span></text:p>
                </table:table-cell>
                <table:table-cell table:style-name="Cell123">
                  <text:p text:style-name="P150"><text:span text:style-name="T150_1">Thing</text:span><text:span text:style-name="T150_2">2</text:span></text:p>
                </table:table-cell>
                <table:table-cell table:style-name="Cell124">
                  <text:p text:style-name="P151"><text:span text:style-name="T151_1">Thing</text:span><text:span text:style-name="T151_2">3</text:span></text:p>
                </table:table-cell>
                <table:table-cell table:style-name="Cell125">
                  <text:p text:style-name="P152"><text:span text:style-name="T152_1">Thing</text:span><text:span text:style-name="T152_2">4</text:span></text:p>
                </table:table-cell>
                <table:table-cell table:style-name="Cell126">
                  <text:p text:style-name="P153"><text:span text:style-name="T153_1">Thing</text:span><text:span text:style-name="T153_2">5</text:span></text:p>
                </table:table-cell>
                <table:table-cell table:style-name="Cell127">
                  <text:p text:style-name="P154"/>
                </table:table-cell>
              </table:table-row>
              <table:table-row table:style-name="Row28">
                <table:table-cell table:style-name="Cell128">
                  <text:p text:style-name="P155"><text:span text:style-name="T155_1">Thing</text:span><text:span text:style-name="T155_2">2</text:span></text:p>
                </table:table-cell>
                <table:table-cell table:style-name="Cell129">
                  <text:p text:style-name="P156"><text:span text:style-name="T156_1">Thing</text:span><text:span text:style-name="T156_2">3</text:span></text:p>
                </table:table-cell>
                <table:table-cell table:style-name="Cell130">
                  <text:p text:style-name="P157"><text:span text:style-name="T157_1">Thing</text:span><text:span text:style-name="T157_2">4</text:span></text:p>
                </table:table-cell>
                <table:table-cell table:style-name="Cell131">
                  <text:p text:style-name="P158"><text:span text:style-name="T158_1">Thing</text:span><text:span text:style-name="T158_2">5</text:span></text:p>
                </table:table-cell>
                <table:table-cell table:style-name="Cell132">
                  <text:p text:style-name="P159"/>
                </table:table-cell>
                <table:table-cell table:style-name="Cell133">
                  <text:p text:style-name="P160"/>
                </table:table-cell>
              </table:table-row>
              <table:table-row table:style-name="Row29">
                <table:table-cell table:style-name="Cell134">
                  <text:p text:style-name="P161"><text:span text:style-name="T161_1">Thing</text:span><text:span text:style-name="T161_2">3</text:span></text:p>
                </table:table-cell>
                <table:table-cell table:style-name="Cell135">
                  <text:p text:style-name="P162"><text:span text:style-name="T162_1">Thing</text:span><text:span text:style-name="T162_2">4</text:span></text:p>
                </table:table-cell>
                <table:table-cell table:style-name="Cell136">
                  <text:p text:style-name="P163"><text:span text:style-name="T163_1">Thing</text:span><text:span text:style-name="T163_2">5</text:span></text:p>
                </table:table-cell>
                <table:table-cell table:style-name="Cell137">
                  <text:p text:style-name="P164"/>
                </table:table-cell>
                <table:table-cell table:style-name="Cell138">
                  <text:p text:style-name="P165"/>
                </table:table-cell>
                <table:table-cell table:style-name="Cell139">
                  <text:p text:style-name="P166"/>
                </table:table-cell>
              </table:table-row>
              <table:table-row table:style-name="Row30">
                <table:table-cell table:style-name="Cell140">
                  <text:p text:style-name="P167"><text:span text:style-name="T167_1">Thing</text:span><text:span text:style-name="T167_2">4</text:span></text:p>
                </table:table-cell>
                <table:table-cell table:style-name="Cell141">
                  <text:p text:style-name="P168"><text:span text:style-name="T168_1">Thing</text:span><text:span text:style-name="T168_2">5</text:span></text:p>
                </table:table-cell>
                <table:table-cell table:style-name="Cell142">
                  <text:p text:style-name="P169"/>
                </table:table-cell>
                <table:table-cell table:style-name="Cell143">
                  <text:p text:style-name="P170"/>
                </table:table-cell>
                <table:table-cell table:style-name="Cell144">
                  <text:p text:style-name="P171"/>
                </table:table-cell>
                <table:table-cell table:style-name="Cell145">
                  <text:p text:style-name="P172"/>
                </table:table-cell>
              </table:table-row>
              <table:table-row table:style-name="Row31">
                <table:table-cell table:style-name="Cell146">
                  <text:p text:style-name="P173"><text:span text:style-name="T173_1">Thing</text:span><text:span text:style-name="T173_2">5</text:span></text:p>
                </table:table-cell>
                <table:table-cell table:style-name="Cell147">
                  <text:p text:style-name="P174"/>
                </table:table-cell>
                <table:table-cell table:style-name="Cell148">
                  <text:p text:style-name="P175"/>
                </table:table-cell>
                <table:table-cell table:style-name="Cell149">
                  <text:p text:style-name="P176"/>
                </table:table-cell>
                <table:table-cell table:style-name="Cell150">
                  <text:p text:style-name="P177"/>
                </table:table-cell>
                <table:table-cell table:style-name="Cell151">
                  <text:p text:style-name="P178"/>
                </table:table-cell>
              </table:table-row>
            </table:table>
            <text:p text:style-name="P179"/>
            <text:p text:style-name="P180"/>
            <text:p text:style-name="P181"><text:span text:style-name="T181_1">Write</text:span><text:span text:style-name="T181_2"><text:s/></text:span><text:span text:style-name="T181_3">your</text:span><text:span text:style-name="T181_4"><text:s/></text:span><text:span text:style-name="T181_5">answer</text:span><text:span text:style-name="T181_6"><text:s/></text:span><text:span text:style-name="T181_7">in</text:span><text:span text:style-name="T181_8"><text:s/></text:span><text:span text:style-name="T181_9">the</text:span><text:span text:style-name="T181_10"><text:s/></text:span><text:span text:style-name="T181_11">Answer</text:span><text:span text:style-name="T181_12"><text:s/></text:span><text:span text:style-name="T181_13">Box</text:span><text:span text:style-name="T181_14"><text:s/></text:span><text:span text:style-name="T181_15">below</text:span></text:p>
          </table:table-cell>
        </table:table-row>
        <table:table-row table:style-name="Row32">
          <table:table-cell table:style-name="Cell152">
            <text:p text:style-name="P182"><text:span text:style-name="T182_1">Answer</text:span></text:p>
          </table:table-cell>
        </table:table-row>
        <table:table-row table:style-name="Row33">
          <table:table-cell table:style-name="Cell153">
            <text:p text:style-name="P183"/>
            <text:p text:style-name="P184"/>
            <text:p text:style-name="P185"/>
            <text:p text:style-name="P186"/>
            <text:p text:style-name="P187"/>
          </table:table-cell>
        </table:table-row>
      </table:table>
      <text:p text:style-name="P188"/>
      <text:p text:style-name="P189"/>
      <text:p text:style-name="P190"/>
      <text:p text:style-name="P191"/>
      <table:table table:style-name="Table8">
        <table:table-column table:style-name="Column28"/>
        <table:table-row table:style-name="Row34">
          <table:table-cell table:style-name="Cell154">
            <text:p text:style-name="P192"><text:span text:style-name="T192_1">Question</text:span><text:span text:style-name="T192_2"><text:s/>3</text:span></text:p>
          </table:table-cell>
        </table:table-row>
        <table:table-row table:style-name="Row35">
          <table:table-cell table:style-name="Cell155">
            <text:p text:style-name="P193"><text:span text:style-name="T193_1">The</text:span><text:span text:style-name="T193_2"><text:s/></text:span><text:span text:style-name="T193_3">visual</text:span><text:span text:style-name="T193_4"><text:s/></text:span><text:span text:style-name="T193_5">model</text:span><text:span text:style-name="T193_6"><text:s/></text:span><text:span text:style-name="T193_7">of</text:span><text:span text:style-name="T193_8"><text:s/></text:span><text:span text:style-name="T193_9">a</text:span><text:span text:style-name="T193_10"><text:s/></text:span><text:span text:style-name="T193_11">stack</text:span><text:span text:style-name="T193_12"><text:s/></text:span><text:span text:style-name="T193_13">below</text:span><text:span text:style-name="T193_14"><text:s/></text:span><text:span text:style-name="T193_15">adds</text:span><text:span text:style-name="T193_16"><text:s/></text:span><text:span text:style-name="T193_17">and</text:span><text:span text:style-name="T193_18"><text:s/></text:span><text:span text:style-name="T193_19">removes</text:span><text:span text:style-name="T193_20"><text:s/></text:span><text:span text:style-name="T193_21">things</text:span><text:span text:style-name="T193_22"><text:s/></text:span><text:span text:style-name="T193_23">from</text:span><text:span text:style-name="T193_24"><text:s/></text:span><text:span text:style-name="T193_25">a</text:span><text:span text:style-name="T193_26"><text:s/></text:span><text:span text:style-name="T193_27">list</text:span><text:span text:style-name="T193_28">.<text:line-break/></text:span></text:p>
            <text:p text:style-name="P194"><text:span text:style-name="T194_1">Adding</text:span><text:span text:style-name="T194_2"><text:s/></text:span><text:span text:style-name="T194_3">things</text:span></text:p>
            <table:table table:style-name="Table9">
              <table:table-column table:style-name="Column29"/>
              <table:table-column table:style-name="Column30"/>
              <table:table-column table:style-name="Column31"/>
              <table:table-column table:style-name="Column32"/>
              <table:table-column table:style-name="Column33"/>
              <table:table-column table:style-name="Column34"/>
              <table:table-row table:style-name="Row36">
                <table:table-cell table:style-name="Cell156">
                  <text:p text:style-name="P195"><text:span text:style-name="T195_1">Initially</text:span></text:p>
                </table:table-cell>
                <table:table-cell table:style-name="Cell157">
                  <text:p text:style-name="P196"><text:span text:style-name="T196_1">Add</text:span><text:span text:style-name="T196_2"><text:s/></text:span><text:span text:style-name="T196_3">Thing</text:span></text:p>
                </table:table-cell>
                <table:table-cell table:style-name="Cell158">
                  <text:p text:style-name="P197"><text:span text:style-name="T197_1">Add</text:span><text:span text:style-name="T197_2"><text:s/></text:span><text:span text:style-name="T197_3">Thing</text:span></text:p>
                </table:table-cell>
                <table:table-cell table:style-name="Cell159">
                  <text:p text:style-name="P198"><text:span text:style-name="T198_1">Add</text:span><text:span text:style-name="T198_2"><text:s/></text:span><text:span text:style-name="T198_3">Thing</text:span></text:p>
                </table:table-cell>
                <table:table-cell table:style-name="Cell160">
                  <text:p text:style-name="P199"><text:span text:style-name="T199_1">Add</text:span><text:span text:style-name="T199_2"><text:s/></text:span><text:span text:style-name="T199_3">Thing</text:span></text:p>
                </table:table-cell>
                <table:table-cell table:style-name="Cell161">
                  <text:p text:style-name="P200"><text:span text:style-name="T200_1">Add</text:span><text:span text:style-name="T200_2"><text:s/></text:span><text:span text:style-name="T200_3">Thing</text:span></text:p>
                </table:table-cell>
              </table:table-row>
              <table:table-row table:style-name="Row37">
                <table:table-cell table:style-name="Cell162">
                  <text:p text:style-name="P201"/>
                </table:table-cell>
                <table:table-cell table:style-name="Cell163">
                  <text:p text:style-name="P202"><text:span text:style-name="T202_1">Thing</text:span><text:span text:style-name="T202_2">1</text:span></text:p>
                </table:table-cell>
                <table:table-cell table:style-name="Cell164">
                  <text:p text:style-name="P203"><text:span text:style-name="T203_1">Thing</text:span><text:span text:style-name="T203_2">1</text:span></text:p>
                </table:table-cell>
                <table:table-cell table:style-name="Cell165">
                  <text:p text:style-name="P204"><text:span text:style-name="T204_1">Thing</text:span><text:span text:style-name="T204_2">1</text:span></text:p>
                </table:table-cell>
                <table:table-cell table:style-name="Cell166">
                  <text:p text:style-name="P205"><text:span text:style-name="T205_1">Thing</text:span><text:span text:style-name="T205_2">1</text:span></text:p>
                </table:table-cell>
                <table:table-cell table:style-name="Cell167">
                  <text:p text:style-name="P206"><text:span text:style-name="T206_1">Thing</text:span><text:span text:style-name="T206_2">1</text:span></text:p>
                </table:table-cell>
              </table:table-row>
              <table:table-row table:style-name="Row38">
                <table:table-cell table:style-name="Cell168">
                  <text:p text:style-name="P207"/>
                </table:table-cell>
                <table:table-cell table:style-name="Cell169">
                  <text:p text:style-name="P208"/>
                </table:table-cell>
                <table:table-cell table:style-name="Cell170">
                  <text:p text:style-name="P209"><text:span text:style-name="T209_1">Thing</text:span><text:span text:style-name="T209_2">2</text:span></text:p>
                </table:table-cell>
                <table:table-cell table:style-name="Cell171">
                  <text:p text:style-name="P210"><text:span text:style-name="T210_1">Thing</text:span><text:span text:style-name="T210_2">2</text:span></text:p>
                </table:table-cell>
                <table:table-cell table:style-name="Cell172">
                  <text:p text:style-name="P211"><text:span text:style-name="T211_1">Thing</text:span><text:span text:style-name="T211_2">2</text:span></text:p>
                </table:table-cell>
                <table:table-cell table:style-name="Cell173">
                  <text:p text:style-name="P212"><text:span text:style-name="T212_1">Thing</text:span><text:span text:style-name="T212_2">2</text:span></text:p>
                </table:table-cell>
              </table:table-row>
              <table:table-row table:style-name="Row39">
                <table:table-cell table:style-name="Cell174">
                  <text:p text:style-name="P213"/>
                </table:table-cell>
                <table:table-cell table:style-name="Cell175">
                  <text:p text:style-name="P214"/>
                </table:table-cell>
                <table:table-cell table:style-name="Cell176">
                  <text:p text:style-name="P215"/>
                </table:table-cell>
                <table:table-cell table:style-name="Cell177">
                  <text:p text:style-name="P216"><text:span text:style-name="T216_1">Thing</text:span><text:span text:style-name="T216_2">3</text:span></text:p>
                </table:table-cell>
                <table:table-cell table:style-name="Cell178">
                  <text:p text:style-name="P217"><text:span text:style-name="T217_1">Thing</text:span><text:span text:style-name="T217_2">3</text:span></text:p>
                </table:table-cell>
                <table:table-cell table:style-name="Cell179">
                  <text:p text:style-name="P218"><text:span text:style-name="T218_1">Thing</text:span><text:span text:style-name="T218_2">3</text:span></text:p>
                </table:table-cell>
              </table:table-row>
              <table:table-row table:style-name="Row40">
                <table:table-cell table:style-name="Cell180">
                  <text:p text:style-name="P219"/>
                </table:table-cell>
                <table:table-cell table:style-name="Cell181">
                  <text:p text:style-name="P220"/>
                </table:table-cell>
                <table:table-cell table:style-name="Cell182">
                  <text:p text:style-name="P221"/>
                </table:table-cell>
                <table:table-cell table:style-name="Cell183">
                  <text:p text:style-name="P222"/>
                </table:table-cell>
                <table:table-cell table:style-name="Cell184">
                  <text:p text:style-name="P223"><text:span text:style-name="T223_1">Thing</text:span><text:span text:style-name="T223_2">4</text:span></text:p>
                </table:table-cell>
                <table:table-cell table:style-name="Cell185">
                  <text:p text:style-name="P224"><text:span text:style-name="T224_1">Thing</text:span><text:span text:style-name="T224_2">4</text:span></text:p>
                </table:table-cell>
              </table:table-row>
              <table:table-row table:style-name="Row41">
                <table:table-cell table:style-name="Cell186">
                  <text:p text:style-name="P225"/>
                </table:table-cell>
                <table:table-cell table:style-name="Cell187">
                  <text:p text:style-name="P226"/>
                </table:table-cell>
                <table:table-cell table:style-name="Cell188">
                  <text:p text:style-name="P227"/>
                </table:table-cell>
                <table:table-cell table:style-name="Cell189">
                  <text:p text:style-name="P228"/>
                </table:table-cell>
                <table:table-cell table:style-name="Cell190">
                  <text:p text:style-name="P229"/>
                </table:table-cell>
                <table:table-cell table:style-name="Cell191">
                  <text:p text:style-name="P230"><text:span text:style-name="T230_1">Thing</text:span><text:span text:style-name="T230_2">5</text:span></text:p>
                </table:table-cell>
              </table:table-row>
            </table:table>
            <text:p text:style-name="P231"/>
            <text:p text:style-name="P232"><text:span text:style-name="T232_1">3<text:s/></text:span><text:span text:style-name="T232_2">things</text:span><text:span text:style-name="T232_3"><text:s/></text:span><text:span text:style-name="T232_4">got</text:span><text:span text:style-name="T232_5"><text:s/></text:span><text:span text:style-name="T232_6">removed</text:span><text:span text:style-name="T232_7">.<text:s/></text:span><text:span text:style-name="T232_8">There</text:span><text:span text:style-name="T232_9"><text:s/></text:span><text:span text:style-name="T232_10">are</text:span><text:span text:style-name="T232_11"><text:s/>2<text:s/></text:span><text:span text:style-name="T232_12">things</text:span><text:span text:style-name="T232_13"><text:s/></text:span><text:span text:style-name="T232_14">left</text:span><text:span text:style-name="T232_15">.<text:line-break/><text:line-break/></text:span><text:span text:style-name="T232_16">What</text:span><text:span text:style-name="T232_17"><text:s/></text:span><text:span text:style-name="T232_18">does</text:span><text:span text:style-name="T232_19"><text:s/></text:span><text:span text:style-name="T232_20">the</text:span><text:span text:style-name="T232_21"><text:s/></text:span><text:span text:style-name="T232_22">stack</text:span><text:span text:style-name="T232_23"><text:s/></text:span><text:span text:style-name="T232_24">look</text:span><text:span text:style-name="T232_25"><text:s/></text:span><text:span text:style-name="T232_26">like</text:span><text:span text:style-name="T232_27"><text:s/></text:span><text:span text:style-name="T232_28">now</text:span><text:span text:style-name="T232_29">?</text:span></text:p>
            <text:p text:style-name="P233"/>
            <text:p text:style-name="P234"><text:span text:style-name="T234_1">Fill</text:span><text:span text:style-name="T234_2"><text:s/></text:span><text:span text:style-name="T234_3">up</text:span><text:span text:style-name="T234_4"><text:s/></text:span><text:span text:style-name="T234_5">the</text:span><text:span text:style-name="T234_6"><text:s/></text:span><text:span text:style-name="T234_7">answer</text:span><text:span text:style-name="T234_8"><text:s/></text:span><text:span text:style-name="T234_9">in</text:span><text:span text:style-name="T234_10"><text:s/></text:span><text:span text:style-name="T234_11">boxes</text:span><text:span text:style-name="T234_12"><text:s/></text:span><text:span text:style-name="T234_13">provided</text:span><text:span text:style-name="T234_14"><text:s/></text:span><text:span text:style-name="T234_15">in</text:span><text:span text:style-name="T234_16"><text:s/></text:span><text:span text:style-name="T234_17">the</text:span><text:span text:style-name="T234_18"><text:s/></text:span><text:span text:style-name="T234_19">Answer</text:span><text:span text:style-name="T234_20"><text:s/></text:span><text:span text:style-name="T234_21">Box</text:span><text:span text:style-name="T234_22"><text:s/></text:span><text:span text:style-name="T234_23">below</text:span></text:p>
          </table:table-cell>
        </table:table-row>
        <table:table-row table:style-name="Row42">
          <table:table-cell table:style-name="Cell192">
            <text:p text:style-name="P235"><text:span text:style-name="T235_1">Answer</text:span></text:p>
          </table:table-cell>
        </table:table-row>
        <table:table-row table:style-name="Row43">
          <table:table-cell table:style-name="Cell193">
            <text:p text:style-name="P236"/>
            <table:table table:style-name="Table10">
              <table:table-column table:style-name="Column35"/>
              <table:table-row table:style-name="Row44">
                <table:table-cell table:style-name="Cell194">
                  <text:p text:style-name="P237"><text:span text:style-name="T237_1">Stack</text:span></text:p>
                </table:table-cell>
              </table:table-row>
              <table:table-row table:style-name="Row45">
                <table:table-cell table:style-name="Cell195">
                  <text:p text:style-name="P238"/>
                </table:table-cell>
              </table:table-row>
              <table:table-row table:style-name="Row46">
                <table:table-cell table:style-name="Cell196">
                  <text:p text:style-name="P239"/>
                </table:table-cell>
              </table:table-row>
              <table:table-row table:style-name="Row47">
                <table:table-cell table:style-name="Cell197">
                  <text:p text:style-name="P240"/>
                </table:table-cell>
              </table:table-row>
              <table:table-row table:style-name="Row48">
                <table:table-cell table:style-name="Cell198">
                  <text:p text:style-name="P241"/>
                </table:table-cell>
              </table:table-row>
              <table:table-row table:style-name="Row49">
                <table:table-cell table:style-name="Cell199">
                  <text:p text:style-name="P242"/>
                </table:table-cell>
              </table:table-row>
            </table:table>
            <text:p text:style-name="P243"/>
          </table:table-cell>
        </table:table-row>
      </table:table>
      <text:p text:style-name="P244"/>
      <text:p text:style-name="P245"/>
      <text:p text:style-name="P246"/>
      <table:table table:style-name="Table11">
        <table:table-column table:style-name="Column36"/>
        <table:table-row table:style-name="Row50">
          <table:table-cell table:style-name="Cell200">
            <text:p text:style-name="P247"><text:span text:style-name="T247_1">Question</text:span><text:span text:style-name="T247_2"><text:s/>4</text:span></text:p>
          </table:table-cell>
        </table:table-row>
        <table:table-row table:style-name="Row51">
          <table:table-cell table:style-name="Cell201">
            <text:p text:style-name="P248"><text:span text:style-name="T248_1">The</text:span><text:span text:style-name="T248_2"><text:s/></text:span><text:span text:style-name="T248_3">visual</text:span><text:span text:style-name="T248_4"><text:s/></text:span><text:span text:style-name="T248_5">model</text:span><text:span text:style-name="T248_6"><text:s/></text:span><text:span text:style-name="T248_7">of</text:span><text:span text:style-name="T248_8"><text:s/></text:span><text:span text:style-name="T248_9">a</text:span><text:span text:style-name="T248_10"><text:s/></text:span><text:span text:style-name="T248_11">queue</text:span><text:span text:style-name="T248_12"><text:s/></text:span><text:span text:style-name="T248_13">below</text:span><text:span text:style-name="T248_14"><text:s/></text:span><text:span text:style-name="T248_15">adds</text:span><text:span text:style-name="T248_16"><text:s/></text:span><text:span text:style-name="T248_17">and</text:span><text:span text:style-name="T248_18"><text:s/></text:span><text:span text:style-name="T248_19">removes</text:span><text:span text:style-name="T248_20"><text:s/></text:span><text:span text:style-name="T248_21">things</text:span><text:span text:style-name="T248_22"><text:s/></text:span><text:span text:style-name="T248_23">from</text:span><text:span text:style-name="T248_24"><text:s/></text:span><text:span text:style-name="T248_25">a</text:span><text:span text:style-name="T248_26"><text:s/></text:span><text:span text:style-name="T248_27">list</text:span><text:span text:style-name="T248_28">.<text:line-break/></text:span></text:p>
            <text:p text:style-name="P249"><text:span text:style-name="T249_1">Adding</text:span><text:span text:style-name="T249_2"><text:s/></text:span><text:span text:style-name="T249_3">things</text:span></text:p>
            <table:table table:style-name="Table12">
              <table:table-column table:style-name="Column37"/>
              <table:table-column table:style-name="Column38"/>
              <table:table-column table:style-name="Column39"/>
              <table:table-column table:style-name="Column40"/>
              <table:table-column table:style-name="Column41"/>
              <table:table-column table:style-name="Column42"/>
              <table:table-row table:style-name="Row52">
                <table:table-cell table:style-name="Cell202">
                  <text:p text:style-name="P250"><text:span text:style-name="T250_1">Initially</text:span></text:p>
                </table:table-cell>
                <table:table-cell table:style-name="Cell203">
                  <text:p text:style-name="P251"><text:span text:style-name="T251_1">Add</text:span><text:span text:style-name="T251_2"><text:s/></text:span><text:span text:style-name="T251_3">Thing</text:span></text:p>
                </table:table-cell>
                <table:table-cell table:style-name="Cell204">
                  <text:p text:style-name="P252"><text:span text:style-name="T252_1">Add</text:span><text:span text:style-name="T252_2"><text:s/></text:span><text:span text:style-name="T252_3">Thing</text:span></text:p>
                </table:table-cell>
                <table:table-cell table:style-name="Cell205">
                  <text:p text:style-name="P253"><text:span text:style-name="T253_1">Add</text:span><text:span text:style-name="T253_2"><text:s/></text:span><text:span text:style-name="T253_3">Thing</text:span></text:p>
                </table:table-cell>
                <table:table-cell table:style-name="Cell206">
                  <text:p text:style-name="P254"><text:span text:style-name="T254_1">Add</text:span><text:span text:style-name="T254_2"><text:s/></text:span><text:span text:style-name="T254_3">Thing</text:span></text:p>
                </table:table-cell>
                <table:table-cell table:style-name="Cell207">
                  <text:p text:style-name="P255"><text:span text:style-name="T255_1">Add</text:span><text:span text:style-name="T255_2"><text:s/></text:span><text:span text:style-name="T255_3">Thing</text:span></text:p>
                </table:table-cell>
              </table:table-row>
              <table:table-row table:style-name="Row53">
                <table:table-cell table:style-name="Cell208">
                  <text:p text:style-name="P256"/>
                </table:table-cell>
                <table:table-cell table:style-name="Cell209">
                  <text:p text:style-name="P257"><text:span text:style-name="T257_1">Thing</text:span><text:span text:style-name="T257_2">1</text:span></text:p>
                </table:table-cell>
                <table:table-cell table:style-name="Cell210">
                  <text:p text:style-name="P258"><text:span text:style-name="T258_1">Thing</text:span><text:span text:style-name="T258_2">1</text:span></text:p>
                </table:table-cell>
                <table:table-cell table:style-name="Cell211">
                  <text:p text:style-name="P259"><text:span text:style-name="T259_1">Thing</text:span><text:span text:style-name="T259_2">1</text:span></text:p>
                </table:table-cell>
                <table:table-cell table:style-name="Cell212">
                  <text:p text:style-name="P260"><text:span text:style-name="T260_1">Thing</text:span><text:span text:style-name="T260_2">1</text:span></text:p>
                </table:table-cell>
                <table:table-cell table:style-name="Cell213">
                  <text:p text:style-name="P261"><text:span text:style-name="T261_1">Thing</text:span><text:span text:style-name="T261_2">1</text:span></text:p>
                </table:table-cell>
              </table:table-row>
              <table:table-row table:style-name="Row54">
                <table:table-cell table:style-name="Cell214">
                  <text:p text:style-name="P262"/>
                </table:table-cell>
                <table:table-cell table:style-name="Cell215">
                  <text:p text:style-name="P263"/>
                </table:table-cell>
                <table:table-cell table:style-name="Cell216">
                  <text:p text:style-name="P264"><text:span text:style-name="T264_1">Thing</text:span><text:span text:style-name="T264_2">2</text:span></text:p>
                </table:table-cell>
                <table:table-cell table:style-name="Cell217">
                  <text:p text:style-name="P265"><text:span text:style-name="T265_1">Thing</text:span><text:span text:style-name="T265_2">2</text:span></text:p>
                </table:table-cell>
                <table:table-cell table:style-name="Cell218">
                  <text:p text:style-name="P266"><text:span text:style-name="T266_1">Thing</text:span><text:span text:style-name="T266_2">2</text:span></text:p>
                </table:table-cell>
                <table:table-cell table:style-name="Cell219">
                  <text:p text:style-name="P267"><text:span text:style-name="T267_1">Thing</text:span><text:span text:style-name="T267_2">2</text:span></text:p>
                </table:table-cell>
              </table:table-row>
              <table:table-row table:style-name="Row55">
                <table:table-cell table:style-name="Cell220">
                  <text:p text:style-name="P268"/>
                </table:table-cell>
                <table:table-cell table:style-name="Cell221">
                  <text:p text:style-name="P269"/>
                </table:table-cell>
                <table:table-cell table:style-name="Cell222">
                  <text:p text:style-name="P270"/>
                </table:table-cell>
                <table:table-cell table:style-name="Cell223">
                  <text:p text:style-name="P271"><text:span text:style-name="T271_1">Thing</text:span><text:span text:style-name="T271_2">3</text:span></text:p>
                </table:table-cell>
                <table:table-cell table:style-name="Cell224">
                  <text:p text:style-name="P272"><text:span text:style-name="T272_1">Thing</text:span><text:span text:style-name="T272_2">3</text:span></text:p>
                </table:table-cell>
                <table:table-cell table:style-name="Cell225">
                  <text:p text:style-name="P273"><text:span text:style-name="T273_1">Thing</text:span><text:span text:style-name="T273_2">3</text:span></text:p>
                </table:table-cell>
              </table:table-row>
              <table:table-row table:style-name="Row56">
                <table:table-cell table:style-name="Cell226">
                  <text:p text:style-name="P274"/>
                </table:table-cell>
                <table:table-cell table:style-name="Cell227">
                  <text:p text:style-name="P275"/>
                </table:table-cell>
                <table:table-cell table:style-name="Cell228">
                  <text:p text:style-name="P276"/>
                </table:table-cell>
                <table:table-cell table:style-name="Cell229">
                  <text:p text:style-name="P277"/>
                </table:table-cell>
                <table:table-cell table:style-name="Cell230">
                  <text:p text:style-name="P278"><text:span text:style-name="T278_1">Thing</text:span><text:span text:style-name="T278_2">4</text:span></text:p>
                </table:table-cell>
                <table:table-cell table:style-name="Cell231">
                  <text:p text:style-name="P279"><text:span text:style-name="T279_1">Thing</text:span><text:span text:style-name="T279_2">4</text:span></text:p>
                </table:table-cell>
              </table:table-row>
              <table:table-row table:style-name="Row57">
                <table:table-cell table:style-name="Cell232">
                  <text:p text:style-name="P280"/>
                </table:table-cell>
                <table:table-cell table:style-name="Cell233">
                  <text:p text:style-name="P281"/>
                </table:table-cell>
                <table:table-cell table:style-name="Cell234">
                  <text:p text:style-name="P282"/>
                </table:table-cell>
                <table:table-cell table:style-name="Cell235">
                  <text:p text:style-name="P283"/>
                </table:table-cell>
                <table:table-cell table:style-name="Cell236">
                  <text:p text:style-name="P284"/>
                </table:table-cell>
                <table:table-cell table:style-name="Cell237">
                  <text:p text:style-name="P285"><text:span text:style-name="T285_1">Thing</text:span><text:span text:style-name="T285_2">5</text:span></text:p>
                </table:table-cell>
              </table:table-row>
            </table:table>
            <text:p text:style-name="P286"/>
            <text:p text:style-name="P287"><text:span text:style-name="T287_1">3<text:s/></text:span><text:span text:style-name="T287_2">things</text:span><text:span text:style-name="T287_3"><text:s/></text:span><text:span text:style-name="T287_4">got</text:span><text:span text:style-name="T287_5"><text:s/></text:span><text:span text:style-name="T287_6">removed</text:span><text:span text:style-name="T287_7">.<text:s/></text:span><text:span text:style-name="T287_8">There</text:span><text:span text:style-name="T287_9"><text:s/></text:span><text:span text:style-name="T287_10">are</text:span><text:span text:style-name="T287_11"><text:s/>2<text:s/></text:span><text:span text:style-name="T287_12">things</text:span><text:span text:style-name="T287_13"><text:s/></text:span><text:span text:style-name="T287_14">left</text:span><text:span text:style-name="T287_15">.<text:line-break/><text:line-break/></text:span><text:span text:style-name="T287_16">What</text:span><text:span text:style-name="T287_17"><text:s/></text:span><text:span text:style-name="T287_18">does</text:span><text:span text:style-name="T287_19"><text:s/></text:span><text:span text:style-name="T287_20">the</text:span><text:span text:style-name="T287_21"><text:s/></text:span><text:span text:style-name="T287_22">queue</text:span><text:span text:style-name="T287_23"><text:s/></text:span><text:span text:style-name="T287_24">look</text:span><text:span text:style-name="T287_25"><text:s/></text:span><text:span text:style-name="T287_26">like</text:span><text:span text:style-name="T287_27"><text:s/></text:span><text:span text:style-name="T287_28">now</text:span><text:span text:style-name="T287_29">?</text:span></text:p>
            <text:p text:style-name="P288"/>
            <text:p text:style-name="P289"><text:span text:style-name="T289_1">Fill</text:span><text:span text:style-name="T289_2"><text:s/></text:span><text:span text:style-name="T289_3">up</text:span><text:span text:style-name="T289_4"><text:s/></text:span><text:span text:style-name="T289_5">the</text:span><text:span text:style-name="T289_6"><text:s/></text:span><text:span text:style-name="T289_7">answer</text:span><text:span text:style-name="T289_8"><text:s/></text:span><text:span text:style-name="T289_9">in</text:span><text:span text:style-name="T289_10"><text:s/></text:span><text:span text:style-name="T289_11">boxes</text:span><text:span text:style-name="T289_12"><text:s/></text:span><text:span text:style-name="T289_13">provided</text:span><text:span text:style-name="T289_14"><text:s/></text:span><text:span text:style-name="T289_15">in</text:span><text:span text:style-name="T289_16"><text:s/></text:span><text:span text:style-name="T289_17">the</text:span><text:span text:style-name="T289_18"><text:s/></text:span><text:span text:style-name="T289_19">Answer</text:span><text:span text:style-name="T289_20"><text:s/></text:span><text:span text:style-name="T289_21">Box</text:span><text:span text:style-name="T289_22"><text:s/></text:span><text:span text:style-name="T289_23">below</text:span></text:p>
          </table:table-cell>
        </table:table-row>
        <table:table-row table:style-name="Row58">
          <table:table-cell table:style-name="Cell238">
            <text:p text:style-name="P290"><text:span text:style-name="T290_1">Answer</text:span></text:p>
          </table:table-cell>
        </table:table-row>
        <table:table-row table:style-name="Row59">
          <table:table-cell table:style-name="Cell239">
            <text:p text:style-name="P291"/>
            <text:p text:style-name="P292"/>
            <table:table table:style-name="Table13">
              <table:table-column table:style-name="Column43"/>
              <table:table-row table:style-name="Row60">
                <table:table-cell table:style-name="Cell240">
                  <text:p text:style-name="P293"><text:span text:style-name="T293_1">Queue</text:span></text:p>
                </table:table-cell>
              </table:table-row>
              <table:table-row table:style-name="Row61">
                <table:table-cell table:style-name="Cell241">
                  <text:p text:style-name="P294"/>
                </table:table-cell>
              </table:table-row>
              <table:table-row table:style-name="Row62">
                <table:table-cell table:style-name="Cell242">
                  <text:p text:style-name="P295"/>
                </table:table-cell>
              </table:table-row>
              <table:table-row table:style-name="Row63">
                <table:table-cell table:style-name="Cell243">
                  <text:p text:style-name="P296"/>
                </table:table-cell>
              </table:table-row>
              <table:table-row table:style-name="Row64">
                <table:table-cell table:style-name="Cell244">
                  <text:p text:style-name="P297"/>
                </table:table-cell>
              </table:table-row>
              <table:table-row table:style-name="Row65">
                <table:table-cell table:style-name="Cell245">
                  <text:p text:style-name="P298"/>
                </table:table-cell>
              </table:table-row>
            </table:table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</table:table-cell>
        </table:table-row>
      </table:table>
      <text:p text:style-name="P305"/>
      <text:p text:style-name="P3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